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paragraph-rsid="001a8864" style:font-size-asian="12pt" style:font-size-complex="12pt"/>
    </style:style>
    <style:style style:name="P3" style:family="paragraph" style:parent-style-name="Preformatted_20_Text">
      <style:text-properties style:font-name="Liberation Serif" fo:font-size="12pt" officeooo:paragraph-rsid="001e028c" style:font-size-asian="12pt" style:font-size-complex="12pt"/>
    </style:style>
    <style:style style:name="P4" style:family="paragraph" style:parent-style-name="Preformatted_20_Text">
      <style:text-properties style:font-name="Liberation Serif" fo:font-size="12pt" officeooo:paragraph-rsid="001f1cad" style:font-size-asian="12pt" style:font-size-complex="12pt"/>
    </style:style>
    <style:style style:name="P5" style:family="paragraph" style:parent-style-name="Preformatted_20_Text">
      <style:text-properties style:font-name="Liberation Serif" fo:font-size="12pt" officeooo:paragraph-rsid="00204c32" style:font-size-asian="12pt" style:font-size-complex="12pt"/>
    </style:style>
    <style:style style:name="P6" style:family="paragraph" style:parent-style-name="Preformatted_20_Text">
      <style:text-properties style:font-name="Liberation Serif" fo:font-size="12pt" officeooo:paragraph-rsid="002148aa" style:font-size-asian="12pt" style:font-size-complex="12pt"/>
    </style:style>
    <style:style style:name="P7" style:family="paragraph" style:parent-style-name="Preformatted_20_Text">
      <style:text-properties style:font-name="Liberation Serif" fo:font-size="12pt" officeooo:rsid="002148aa" officeooo:paragraph-rsid="002148aa" style:font-size-asian="12pt" style:font-size-complex="12pt"/>
    </style:style>
    <style:style style:name="P8" style:family="paragraph" style:parent-style-name="Preformatted_20_Text">
      <style:text-properties style:font-name="Liberation Serif" fo:font-size="12pt" officeooo:rsid="00230a2d" officeooo:paragraph-rsid="00230a2d" style:font-size-asian="12pt" style:font-size-complex="12pt"/>
    </style:style>
    <style:style style:name="P9" style:family="paragraph" style:parent-style-name="Preformatted_20_Text">
      <style:text-properties style:font-name="Liberation Serif" fo:font-size="12pt" officeooo:paragraph-rsid="00230a2d" style:font-size-asian="12pt" style:font-size-complex="12pt"/>
    </style:style>
    <style:style style:name="T1" style:family="text">
      <style:text-properties officeooo:rsid="001a8864"/>
    </style:style>
    <style:style style:name="T2" style:family="text">
      <style:text-properties officeooo:rsid="001e028c"/>
    </style:style>
    <style:style style:name="T3" style:family="text">
      <style:text-properties officeooo:rsid="001f1cad"/>
    </style:style>
    <style:style style:name="T4" style:family="text">
      <style:text-properties officeooo:rsid="00204c32"/>
    </style:style>
    <style:style style:name="T5" style:family="text">
      <style:text-properties officeooo:rsid="002148aa"/>
    </style:style>
    <style:style style:name="T6" style:family="text">
      <style:text-properties officeooo:rsid="002247b8"/>
    </style:style>
    <style:style style:name="T7" style:family="text">
      <style:text-properties officeooo:rsid="00230a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2 - 2018</text:p>
      <text:p text:style-name="P1"/>
      <text:p text:style-name="P1">Given the Bernoulli’s equation: p + <text:span text:style-name="T1">rho </text:span>g h + <text:span text:style-name="T1">rho v^2</text:span> = constant where all the symbols carry their usual meaning.</text:p>
      <text:p text:style-name="P1"><text:span text:style-name="T1">(i)</text:span> What quantity does each expression on the left hand side of the equation represent? </text:p>
      <text:p text:style-name="P2"><text:span text:style-name="T1">(ii)</text:span> Mention any three conditions which make the equation to be valid. </text:p>
      <text:p text:style-name="P1"/>
      <text:p text:style-name="P1">Water is supplied to a house at ground level through a pipe of inner diameter 1.5 cm at an absolute pressure of 6.5 x10<text:span text:style-name="T1">^5 </text:span>Pa and velocity of 5 m/s. The pipe line leading to the second floor bath room 8 m above has an inner diameter of 0.75 cm. Find the flow velocity and pressure at the pipe outlet in the second floor bathroom. </text:p>
      <text:p text:style-name="P1"/>
      <text:p text:style-name="P1">Define the following terms when applied to fluid flow:</text:p>
      <text:p text:style-name="P2"><text:span text:style-name="T1">(i)</text:span> Non-viscous fluid </text:p>
      <text:p text:style-name="P2"><text:span text:style-name="T1">(ii)</text:span> Steady flow </text:p>
      <text:p text:style-name="P2"><text:span text:style-name="T1">(iii)</text:span> Line of flow </text:p>
      <text:p text:style-name="P2"><text:span text:style-name="T1">(iv)</text:span> Turbulent flow</text:p>
      <text:p text:style-name="P2"/>
      <text:p text:style-name="P1">A horizontal pipeline increases uniformly from 0.080 m diameter to 0.160 m diameter in the direction of flow of water. When 96 litres of water is flowing per second, a pressure gauge at the 0.080 m diameter section reads 3.5x10<text:span text:style-name="T1">^5 </text:span>Pa. What <text:span text:style-name="T1">s</text:span>hould be the reading of the gauge at the 0.160 m diameter section neglecting any loss? </text:p>
      <text:p text:style-name="P1"/>
      <text:p text:style-name="P1">What do you understand by the terms:</text:p>
      <text:p text:style-name="P2"><text:span text:style-name="T1">(i)</text:span> Progressive wave </text:p>
      <text:p text:style-name="P2"><text:span text:style-name="T1">(ii)</text:span> Refraction of waves </text:p>
      <text:p text:style-name="P2"><text:span text:style-name="T1">(iii)</text:span> Diffraction of waves </text:p>
      <text:p text:style-name="P2"><text:span text:style-name="T1">(iv)</text:span> Standing wave. </text:p>
      <text:p text:style-name="P1"/>
      <text:p text:style-name="P2">Two progressive waves <text:span text:style-name="T1">traveling</text:span> in the opposite direction in the medium are represented by <text:span text:style-name="T1">Y_1 = 5 sin( omega t + pi / 3 ) and </text:span><text:s/><text:span text:style-name="T1">Y_2 = 5 sin( omega t - pi / 3 ) . </text:span>If the two progressive waves form a standing wave, determine the resultant amplitude and the phase angle formed. </text:p>
      <text:p text:style-name="P1"/>
      <text:p text:style-name="P1">The shortest length of the resonance tube closed at one end which resounds to fork of frequency 256 Hz is 31.6 cm, The corresponding length for a fork of frequency 384 Hz is 20.5 cm. Determine the end correction for the tube and the velocity of sound in air. </text:p>
      <text:p text:style-name="P1"/>
      <text:p text:style-name="P1">What do you understand by the term interference of waves?</text:p>
      <text:p text:style-name="P1"/>
      <text:p text:style-name="P1">A viewing screen is separated from a double-slit source by 1.2 m. The distanc<text:span text:style-name="T2">e </text:span>between the two slits is 0.030 mm. The second order bright fringe (m = 2) is 4.5 cm from the centre line. Determine the wavelength of the light and the distance between adjacent bright fringes. </text:p>
      <text:p text:style-name="P1"/>
      <text:p text:style-name="P1">Define the term coherent sources of light. </text:p>
      <text:p text:style-name="P1"/>
      <text:p text:style-name="P1">Interference patterns are formed when using Young’s double slit experiment. Mention other three methods that can be used to form interference patterns. </text:p>
      <text:p text:style-name="P1"/>
      <text:p text:style-name="P1">Giving reasons, explain whether either transverse or longitudinal waves could exist, if the vibratory <text:soft-page-break/>motion causing them were not simple harmonic motion. </text:p>
      <text:p text:style-name="P1"/>
      <text:p text:style-name="P1">A beam of monochromatic light of wavelength 680 nm in air passes into glass. <text:s/>Calculate: </text:p>
      <text:p text:style-name="P1"><text:span text:style-name="T2">(i)</text:span> The speed of light in glass</text:p>
      <text:p text:style-name="P3"><text:span text:style-name="T2">(ii)</text:span> The frequency of light</text:p>
      <text:p text:style-name="P3"><text:span text:style-name="T2">(iii)</text:span> The wavelength of light in glass</text:p>
      <text:p text:style-name="P1"/>
      <text:p text:style-name="P1">Light of wavelength 644 nm is incident on a grating with a spacing of 2.00x10<text:span text:style-name="T2">^{-6}</text:span> m. </text:p>
      <text:p text:style-name="P3"><text:span text:style-name="T2">(i)</text:span> What is the angle to the normal of a second order maximum? </text:p>
      <text:p text:style-name="P3"><text:span text:style-name="T2">(ii)</text:span> What is the largest number of orders that can be visible? </text:p>
      <text:p text:style-name="P3"><text:span text:style-name="T2">(iii)</text:span> Find the angular separation between the third and fourth order image.</text:p>
      <text:p text:style-name="P1"/>
      <text:p text:style-name="P1">Mention any two factors which affect the surface tension of the liquid and in each case explain two typical examples. </text:p>
      <text:p text:style-name="P1"/>
      <text:p text:style-name="P1">Why molecules on the surface of a liquid have more potential energy than those within the liquid? Briefly explain. </text:p>
      <text:p text:style-name="P1"/>
      <text:p text:style-name="P1">Derive an expression for excess pressure inside a soap bubble of radius R and surface tension <text:span text:style-name="T2">gamma</text:span> when the pressures inside and outside the bubble are P_<text:span text:style-name="T2">2</text:span> and P_<text:span text:style-name="T2">1</text:span> respectively. </text:p>
      <text:p text:style-name="P1"/>
      <text:p text:style-name="P1">A soap bubble has a diameter of 5 mm. Calculate the pressure inside it if the atmospheric pressure is 10<text:span text:style-name="T2">^5</text:span> Pa and the surface tension of a soap solution is 2.8x10<text:span text:style-name="T2">^{-2}</text:span> N/<text:span text:style-name="T2">m.</text:span></text:p>
      <text:p text:style-name="P1"/>
      <text:p text:style-name="P1">Water rises up in a glass capillary tube up to a height of 9.0 cm while mercury falls down by 3.4 cm in the same capillary. Assume angles of contact for water-glass and . mercury-glass as 0 <text:span text:style-name="T2">degrees </text:span>and 135 <text:span text:style-name="T2">degrees</text:span> respectively. Determine the ratio of surface tensions of mercury and water. </text:p>
      <text:p text:style-name="P1"/>
      <text:p text:style-name="P1">Briefly explain the following observations as applied to strengths of materials:</text:p>
      <text:p text:style-name="P3"><text:span text:style-name="T2">(i)</text:span> Bridges are declared unsafe after long use. </text:p>
      <text:p text:style-name="P3"><text:span text:style-name="T2">(ii)</text:span> Iron is more elastic than rubber. </text:p>
      <text:p text:style-name="P1"/>
      <text:p text:style-name="P1">A composite wire of diameter 1 cm consists of copper and steel wires of lengths 2.2 m and 2 m respectively. Total extension of the wire when stretched by a force is 1.2 mm. Calculate the force, given that Young’s modulus for copper is 1.1x10<text:span text:style-name="T2">^{11}</text:span> Pa and for steel is 2x10<text:span text:style-name="T2">^{11}</text:span> Pa. </text:p>
      <text:p text:style-name="P1"/>
      <text:p text:style-name="P1">What do you understand by the following terms?</text:p>
      <text:p text:style-name="P3"><text:span text:style-name="T2">(i)</text:span> A perfectly plastic material </text:p>
      <text:p text:style-name="P3"><text:span text:style-name="T2">(ii)</text:span> The ultimate tensile strength </text:p>
      <text:p text:style-name="P3"><text:span text:style-name="T2">(iii)</text:span> <text:span text:style-name="T3">An </text:span>elastic limit </text:p>
      <text:p text:style-name="P3"><text:span text:style-name="T2">(iv)</text:span> Poisson’s ratio. </text:p>
      <text:p text:style-name="P1"/>
      <text:p text:style-name="P4">Two rods of different materials but of equal cross-sections and lengths 1.0 m each are joined to make a rod of length 2.0 m. The metal of one rod has coefficient of linear thermal expansion of <text:span text:style-name="T3">10^{-5} degrees C^{-1}</text:span> and Young’s Modulus 3x10<text:span text:style-name="T3">^{10} N/m^2</text:span>. The other metal has the values <text:span text:style-name="T3">2x10^{-5} degrees C^{-1}</text:span> and 10<text:span text:style-name="T3">^{10} </text:span>N/m<text:span text:style-name="T3">^2</text:span> respectively. How much pressure must be applied to the ends of the composite rod to prevent its expansion when the temperature is raised by 100 <text:span text:style-name="T3">degrees </text:span>C? </text:p>
      <text:p text:style-name="P1"/>
      <text:p text:style-name="P1">Briefly explain the effect of the dielectric material on the capacitance of a capacitor when the capacitor <text:soft-page-break/><text:span text:style-name="T4">i</text:span>s:</text:p>
      <text:p text:style-name="P1"><text:span text:style-name="T4">(i)</text:span> Isolated. </text:p>
      <text:p text:style-name="P5"><text:span text:style-name="T4">(ii)</text:span> Connected to the battery.</text:p>
      <text:p text:style-name="P5"/>
      <text:p text:style-name="P1">How are the electrolytic capacitors made? </text:p>
      <text:p text:style-name="P1"/>
      <text:p text:style-name="P1">Two point charges of equal mass m and charge Q are suspended at a common point by two threads of negligible mass and length L. If the two point charges are at equilibrium, <text:s/>show that;</text:p>
      <text:p text:style-name="P5"><text:span text:style-name="T4">(i)</text:span> <text:span text:style-name="T4">The distance of separation x = ( { Q^2 L } / { 2 pi epsilon_0 m g } )^{1/3}</text:span></text:p>
      <text:p text:style-name="P5"><text:span text:style-name="T4">(ii)</text:span> <text:span text:style-name="T4">The angle of inclination beta = ^3 sqrt{ ( Q^2 ) / (16 pi epsilon_0 m g L^2 )} </text:span></text:p>
      <text:p text:style-name="P1"/>
      <text:p text:style-name="P1">Two point charges, <text:span text:style-name="T5">q_a</text:span> = +3 <text:span text:style-name="T5">mu </text:span>C and q_<text:span text:style-name="T5">b</text:span> = -3 <text:span text:style-name="T5">mu </text:span>C, are located 0.2 m apart in vacuum. Find; </text:p>
      <text:p text:style-name="P6"><text:span text:style-name="T4">(i)</text:span> the electric field at the midpoint of the line joining two charges. </text:p>
      <text:p text:style-name="P6"><text:span text:style-name="T4">(ii)</text:span> the force experienced by the negative test charge of magnitude 1.5x10<text:span text:style-name="T5">^{-9} </text:span>C placed at this point.</text:p>
      <text:p text:style-name="P1"/>
      <text:p text:style-name="P1">What is meant by the term Ballistic galvanometer? </text:p>
      <text:p text:style-name="P1"/>
      <text:p text:style-name="P1">State two conditions to be fulfilled for a galvanometer to be used as a ballistic galvanometer. </text:p>
      <text:p text:style-name="P1"/>
      <text:p text:style-name="P1">Consider a small flat coil which has N turns of area A and whose plane is perpendicular to a magnetic field of flux density B. If the search coil is connected to the ballistic galvanometer and the total resistance of the circuit is R, use the laws of electromagnetic induction to show that the charge delivered to the galvanometer does not depend on how long it takes to remove the search coil from the field. </text:p>
      <text:p text:style-name="P1"/>
      <text:p text:style-name="P1">A circular coil of 300 turns has a radius of 10 cm and carries a current of 7.5 A. Calculate the magnetic field at:</text:p>
      <text:p text:style-name="P6"><text:span text:style-name="T4">(i)</text:span> the centre of the coil. </text:p>
      <text:p text:style-name="P6"><text:span text:style-name="T4">(ii)</text:span> a point which is at a distance of 5 cm from the centre of the coil. </text:p>
      <text:p text:style-name="P1"/>
      <text:p text:style-name="P1">Mention the three magnetic materials and briefly explain each one. </text:p>
      <text:p text:style-name="P1">Give the differences between the magnetic materials mentioned <text:span text:style-name="T5">above in </text:span>terms of their magnetic susceptibility. </text:p>
      <text:p text:style-name="P1"/>
      <text:p text:style-name="P1">Define the following terms:</text:p>
      <text:p text:style-name="P6"><text:span text:style-name="T4">(i)</text:span> Ampere </text:p>
      <text:p text:style-name="P6"><text:span text:style-name="T4">(ii)</text:span> Hysteresis </text:p>
      <text:p text:style-name="P6"/>
      <text:p text:style-name="P1">Two parallel conductors A and B are situated 0.16 m apart. Conductor A, carries a current of 4 A and conductor B, carries a current of 8 A. The directions of the currents are shown in <text:span text:style-name="T5">the</text:span> Figure <text:span text:style-name="T5">below</text:span>. Find the distance from A to a point where the magnetic fields due to A and B cancel each other (Ignore the effects of earth’s magnetic field).</text:p>
      <text:p text:style-name="P7">### insert figure here ###</text:p>
      <text:p text:style-name="P1"/>
      <text:p text:style-name="P1">What do you understand by the term photon. </text:p>
      <text:p text:style-name="P1"/>
      <text:p text:style-name="P1">List down any three properties of a photon. </text:p>
      <text:p text:style-name="P1"/>
      <text:p text:style-name="P1">State any four laws of photoelectric emission. </text:p>
      <text:p text:style-name="P1"><text:soft-page-break/></text:p>
      <text:p text:style-name="P1">Briefly explain what led de-Broglie to think that the material particles may also show wave nature and why the wave nature of matter not noticeable in our daily observations? </text:p>
      <text:p text:style-name="P1"/>
      <text:p text:style-name="P1">Prove that de-Broglie wavelength <text:span text:style-name="T5">lambda</text:span> , of electrons of kinetic energy E is given by <text:span text:style-name="T5">lambda = h / sqrt{ 2 m e V } </text:span><text:s/>where m is the mass of the electron, e is the charge of the electron, h is the Planck’s constant and V is the accelerating potential difference. </text:p>
      <text:p text:style-name="P1"/>
      <text:p text:style-name="P1">Light of wavelength 488 nm is produced by an argon laser which is used in the photoelectric effect. When light from this spectral line is incident on the emitter, the stopping (cut-off) potential of photoelectrons is 0.38 V. Find the work function of the material from which the emitter is made. </text:p>
      <text:p text:style-name="P1"/>
      <text:p text:style-name="P1">Use the concept of radioactive decay and nuclear reactions to define the following terms:</text:p>
      <text:p text:style-name="P6"><text:span text:style-name="T4">(i)</text:span> Alpha decay</text:p>
      <text:p text:style-name="P6"><text:span text:style-name="T4">(ii)</text:span> Beta decay</text:p>
      <text:p text:style-name="P6"><text:span text:style-name="T4">(iii)</text:span> Gamma decay</text:p>
      <text:p text:style-name="P6"><text:span text:style-name="T4">(iv)</text:span> Fission</text:p>
      <text:p text:style-name="P6"><text:span text:style-name="T4">(v)</text:span> Fusion.</text:p>
      <text:p text:style-name="P1">For each of the terms <text:span text:style-name="T5">above,</text:span> give one suitable reaction equation. </text:p>
      <text:p text:style-name="P1"/>
      <text:p text:style-name="P1">A freshly prepared sample of a radioactive isotope Y contains 10<text:span text:style-name="T5">^{12}</text:span> atoms. The half-life of the isotope is 15 hours. Calculate;</text:p>
      <text:p text:style-name="P6"><text:span text:style-name="T4">(i)</text:span> the initial activity. </text:p>
      <text:p text:style-name="P6"><text:span text:style-name="T4">(ii)</text:span> the number of radioactive atoms of Y remaining after 2 hours, </text:p>
      <text:p text:style-name="P1"/>
      <text:p text:style-name="P1">Mention any four important features in the design of a nuclear reactor.</text:p>
      <text:p text:style-name="P1"/>
      <text:p text:style-name="P1">Differentiate binding energy from mass defect.</text:p>
      <text:p text:style-name="P1"/>
      <text:p text:style-name="P1">Calculate the binding energy per nucleon, in MeV and the packing fraction of an alpha particle.</text:p>
      <text:p text:style-name="P1">Given: Mass of proton = 1.0080 u, Mass of neutron = 1.0087 u and Mass of alpha particle = 4.0026 u.</text:p>
      <text:p text:style-name="P1"/>
      <text:p text:style-name="P1">State any three limitations of Bohr’s model of the hydrogen atom.</text:p>
      <text:p text:style-name="P1"/>
      <text:p text:style-name="P1">In a hydrogen atom model, an electron of mass m and charge e revolves around the nucleus in a circular orbit of radius r. Develop an expression for the radius 3m of the orbit in terms of m, e, x, the quantum number n, Planck constant h and the <text:span text:style-name="T7">permitting</text:span> of free space <text:span text:style-name="T6">epsilon_0 </text:span>, and hence, use their values to find the Bohr’s radius. </text:p>
      <text:p text:style-name="P1"/>
      <text:p text:style-name="P1">Distinguish between ionization energy and excitation energy.</text:p>
      <text:p text:style-name="P1"/>
      <text:p text:style-name="P1">Why hydrogen spectrum contains a larger number of spectral lines although its <text:s/>atom has only one electron? </text:p>
      <text:p text:style-name="P1"/>
      <text:p text:style-name="P1"><text:span text:style-name="T6">The </text:span>Figure <text:span text:style-name="T6">below</text:span> shows the energy level diagram of the hydrogen atom.</text:p>
      <text:p text:style-name="P8">### insert figure here ###</text:p>
      <text:p text:style-name="P9"><text:span text:style-name="T4">(i)</text:span> <text:s/>Calculate the frequency and wavelength of the radiation emitted as a result of an electron transition from n = 4 to when an electron is in its ground state.</text:p>
      <text:p text:style-name="P9"><text:span text:style-name="T4">(ii)</text:span> What is the energy at the level where n = 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01T22:43:10.544345579</dc:date>
    <meta:editing-duration>PT31M22S</meta:editing-duration>
    <meta:editing-cycles>8</meta:editing-cycles>
    <meta:generator>LibreOffice/6.0.7.3$Linux_X86_64 LibreOffice_project/00m0$Build-3</meta:generator>
    <meta:document-statistic meta:table-count="0" meta:image-count="0" meta:object-count="0" meta:page-count="4" meta:paragraph-count="97" meta:word-count="1714" meta:character-count="9536" meta:non-whitespace-character-count="7855"/>
  </office:meta>
</office:document-meta>
</file>